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9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907cm" fo:margin-left="0cm" table:align="left"/>
    </style:style>
    <style:style style:name="Tabella4.A" style:family="table-column">
      <style:table-column-properties style:column-width="9.689cm"/>
    </style:style>
    <style:style style:name="Tabella4.B" style:family="table-column">
      <style:table-column-properties style:column-width="4.217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5" style:family="paragraph" style:parent-style-name="Table_20_Contents">
      <style:text-properties fo:font-size="10pt" officeooo:paragraph-rsid="00a1ec1d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51e678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54309c" style:font-size-asian="8.75pt" style:font-size-complex="10pt"/>
    </style:style>
    <style:style style:name="P8" style:family="paragraph" style:parent-style-name="Table_20_Contents">
      <style:text-properties fo:font-size="10pt" officeooo:rsid="007e7d9f" officeooo:paragraph-rsid="007f68d5" style:font-size-asian="10pt" style:font-size-complex="10pt" loext:padding="0cm" loext:border="none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1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text-position="0% 100%" fo:font-size="10pt" fo:font-weight="bold" officeooo:rsid="007e075c" officeooo:paragraph-rsid="007e075c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line-height="100%"/>
      <style:text-properties officeooo:paragraph-rsid="00581315"/>
    </style:style>
    <style:style style:name="P14" style:family="paragraph" style:parent-style-name="Table_20_Contents">
      <style:paragraph-properties fo:line-height="100%"/>
      <style:text-properties style:font-name="Linux Biolinum G" fo:font-size="18pt" fo:font-weight="bold" officeooo:paragraph-rsid="00581315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Liberation Serif1" fo:font-size="10pt" fo:font-weight="normal" officeooo:rsid="003bc75f" officeooo:paragraph-rsid="00581315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Liberation Serif1" fo:font-size="10pt" fo:font-weight="normal" officeooo:paragraph-rsid="003509b7" style:font-size-asian="8.75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b899d" officeooo:paragraph-rsid="003509b7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6pt" officeooo:rsid="001b899d" officeooo:paragraph-rsid="003509b7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b899d" officeooo:paragraph-rsid="0054309c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bd869" officeooo:paragraph-rsid="0068e446" style:font-size-asian="8.75pt" style:font-size-complex="10pt"/>
    </style:style>
    <style:style style:name="P21" style:family="paragraph" style:parent-style-name="Table_20_Contents">
      <style:text-properties style:font-name="Liberation Serif1" fo:font-size="10pt" style:font-size-asian="8.75pt" style:font-size-complex="10pt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1ec1d" fo:background-color="transparent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Liberation Serif1" fo:font-size="6pt" fo:font-weight="bold" officeooo:rsid="003bc75f" officeooo:paragraph-rsid="00a1ec1d" style:font-size-asian="5.25pt" style:font-weight-asian="bold" style:font-size-complex="6pt" style:font-weight-complex="bold"/>
    </style:style>
    <style:style style:name="P24" style:family="paragraph" style:parent-style-name="Table_20_Contents">
      <style:text-properties style:font-name="Liberation Serif1" fo:font-size="6pt" fo:font-weight="bold" officeooo:rsid="003635b5" officeooo:paragraph-rsid="00a1ec1d" style:font-size-asian="5.25pt" style:font-weight-asian="bold" style:font-size-complex="6pt" style:font-weight-complex="bold"/>
    </style:style>
    <style:style style:name="P25" style:family="paragraph" style:parent-style-name="Table_20_Contents">
      <style:text-properties style:font-name="Liberation Serif1" fo:font-size="10pt" fo:font-weight="bold" officeooo:rsid="004870df" officeooo:paragraph-rsid="00a1ec1d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a1ec1d" style:font-size-asian="8.75pt" style:font-weight-asian="bold" style:font-size-complex="10pt" style:font-weight-complex="bold"/>
    </style:style>
    <style:style style:name="P27" style:family="paragraph" style:parent-style-name="Table_20_Contents">
      <style:text-properties officeooo:paragraph-rsid="008b8625"/>
    </style:style>
    <style:style style:name="P28" style:family="paragraph" style:parent-style-name="Table_20_Contents">
      <style:text-properties style:font-name="Liberation Serif1" fo:font-size="10pt" fo:font-weight="bold" officeooo:rsid="008b8625" officeooo:paragraph-rsid="008b8625" style:font-size-asian="8.75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officeooo:rsid="001bd869" officeooo:paragraph-rsid="003bc75f" style:font-size-asian="8.75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officeooo:paragraph-rsid="008b8625"/>
    </style:style>
    <style:style style:name="P31" style:family="paragraph" style:parent-style-name="Table_20_Contents">
      <style:paragraph-properties fo:text-align="start" style:justify-single-word="false"/>
      <style:text-properties fo:font-size="10pt" officeooo:rsid="001bd869" officeooo:paragraph-rsid="00a1ec1d" style:font-size-asian="8.75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fo:font-size="10pt" fo:font-weight="normal" officeooo:rsid="001bd869" officeooo:paragraph-rsid="003bc75f" style:font-size-asian="8.75pt" style:font-weight-asian="normal" style:font-size-complex="10pt" style:font-weight-complex="normal"/>
    </style:style>
    <style:style style:name="P33" style:family="paragraph" style:parent-style-name="Table_20_Contents">
      <style:text-properties officeooo:paragraph-rsid="00a1ec1d"/>
    </style:style>
    <style:style style:name="P34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5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6" style:family="paragraph" style:parent-style-name="Table_20_Contents">
      <style:text-properties officeooo:paragraph-rsid="003bc75f"/>
    </style:style>
    <style:style style:name="P37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font-size="8pt" officeooo:rsid="0008d4ca" officeooo:paragraph-rsid="00668fe4" style:font-size-asian="8pt" style:font-size-complex="8pt"/>
    </style:style>
    <style:style style:name="P42" style:family="paragraph" style:parent-style-name="Table_20_Contents">
      <style:paragraph-properties fo:line-height="100%" fo:text-align="start" style:justify-single-word="false"/>
      <style:text-properties fo:font-size="8pt" officeooo:rsid="00440b42" officeooo:paragraph-rsid="00668fe4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text-position="0% 100%" fo:font-size="8pt" officeooo:rsid="000a873c" officeooo:paragraph-rsid="00668fe4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font-size="8pt" officeooo:rsid="000a873c" officeooo:paragraph-rsid="00668fe4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officeooo:paragraph-rsid="00668fe4" style:font-size-asian="8pt" style:font-size-complex="8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c7398" style:font-size-asian="8pt" style:font-size-complex="8pt"/>
    </style:style>
    <style:style style:name="P47" style:family="paragraph" style:parent-style-name="Standard">
      <style:text-properties fo:font-size="8pt" style:font-size-asian="8pt" style:font-size-complex="8pt"/>
    </style:style>
    <style:style style:name="P48" style:family="paragraph" style:parent-style-name="Standard">
      <style:text-properties fo:color="#000000" loext:opacity="100%" fo:font-size="8pt" style:font-size-asian="8pt" style:font-size-complex="8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style:font-size-asian="8pt" style:font-size-complex="8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973a9e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officeooo:rsid="00074357" officeooo:paragraph-rsid="00668fe4"/>
    </style:style>
    <style:style style:name="P53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873c" officeooo:paragraph-rsid="00668fe4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1" fo:font-size="8pt" officeooo:rsid="000aeb6e" officeooo:paragraph-rsid="00668fe4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68fe4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668fe4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668fe4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987dda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957f99" style:font-size-asian="8pt" style:font-size-complex="8pt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987dda" style:font-size-asian="8pt" style:font-size-complex="8pt"/>
    </style:style>
    <style:style style:name="P62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260ea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0f6823" officeooo:paragraph-rsid="00a260ea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260ea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668fe4" style:font-size-asian="8pt" style:font-size-complex="8pt"/>
    </style:style>
    <style:style style:name="P6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bold" officeooo:rsid="008cf68e" officeooo:paragraph-rsid="008cf68e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668fe4" style:font-size-asian="8pt" style:font-size-complex="8pt"/>
    </style:style>
    <style:style style:name="P6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79bb34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cf68e" style:font-size-asian="8pt" style:font-size-complex="8pt"/>
    </style:style>
    <style:style style:name="P70" style:family="paragraph" style:parent-style-name="Table_20_Contents">
      <style:paragraph-properties fo:line-height="100%" fo:text-align="start" style:justify-single-word="false"/>
      <style:text-properties officeooo:paragraph-rsid="00668fe4"/>
    </style:style>
    <style:style style:name="P7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673e8c" style:font-size-asian="8pt" style:font-size-complex="8pt"/>
    </style:style>
    <style:style style:name="P7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668fe4" style:font-size-asian="8pt" style:font-size-complex="8pt"/>
    </style:style>
    <style:style style:name="P73" style:family="paragraph" style:parent-style-name="Standard">
      <style:paragraph-properties fo:line-height="100%" fo:text-align="start" style:justify-single-word="false"/>
      <style:text-properties officeooo:rsid="008cf68e" officeooo:paragraph-rsid="008cf68e"/>
    </style:style>
    <style:style style:name="P74" style:family="paragraph" style:parent-style-name="Table_20_Contents">
      <style:paragraph-properties fo:text-align="center" style:justify-single-word="false"/>
      <style:text-properties fo:font-size="8pt" officeooo:rsid="000b2db7" officeooo:paragraph-rsid="00668fe4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font-size="8pt" officeooo:paragraph-rsid="00668fe4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68fe4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officeooo:rsid="008ee9eb" officeooo:paragraph-rsid="008ee9eb"/>
    </style:style>
    <style:style style:name="P78" style:family="paragraph" style:parent-style-name="Table_20_Contents">
      <style:paragraph-properties fo:text-align="center" style:justify-single-word="false"/>
      <style:text-properties fo:font-size="8pt" officeooo:rsid="008ee9eb" officeooo:paragraph-rsid="008ee9eb" style:font-size-asian="8pt" style:font-size-complex="8pt"/>
    </style:style>
    <style:style style:name="P79" style:family="paragraph" style:parent-style-name="Table_20_Contents">
      <style:paragraph-properties fo:line-height="150%" fo:text-align="start" style:justify-single-word="false"/>
      <style:text-properties officeooo:paragraph-rsid="00668fe4"/>
    </style:style>
    <style:style style:name="P80" style:family="paragraph" style:parent-style-name="Table_20_Contents">
      <style:text-properties fo:font-size="8pt" officeooo:rsid="000cf61d" officeooo:paragraph-rsid="00668fe4" style:font-size-asian="8pt" style:font-size-complex="8pt"/>
    </style:style>
    <style:style style:name="P81" style:family="paragraph" style:parent-style-name="Table_20_Contents">
      <style:text-properties fo:font-size="8pt" officeooo:rsid="000dbb3d" officeooo:paragraph-rsid="00668fe4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fo:font-size="8pt" officeooo:rsid="000cf61d" officeooo:paragraph-rsid="00668fe4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9187f2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85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668fe4" style:font-size-asian="5.25pt" style:font-size-complex="6pt"/>
    </style:style>
    <style:style style:name="P86" style:family="paragraph" style:parent-style-name="Table_20_Contents">
      <style:paragraph-properties fo:line-height="115%" fo:text-align="start" style:justify-single-word="false"/>
      <style:text-properties style:text-position="0% 100%" fo:font-size="8pt" officeooo:rsid="000cf61d" officeooo:paragraph-rsid="00668fe4" style:font-size-asian="8pt" style:font-size-complex="8pt"/>
    </style:style>
    <style:style style:name="P87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1" fo:font-size="8pt" officeooo:rsid="000dbb3d" officeooo:paragraph-rsid="00668fe4" style:font-size-asian="8pt" style:font-size-complex="8pt"/>
    </style:style>
    <style:style style:name="P9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92" style:family="paragraph" style:parent-style-name="Standard">
      <style:paragraph-properties fo:text-align="center" style:justify-single-word="false"/>
      <style:text-properties fo:font-size="8pt" officeooo:rsid="00369424" officeooo:paragraph-rsid="0074837b" style:font-size-asian="8pt" style:font-size-complex="8pt"/>
    </style:style>
    <style:style style:name="P93" style:family="paragraph" style:parent-style-name="Standard">
      <style:paragraph-properties fo:text-align="center" style:justify-single-word="false"/>
      <style:text-properties fo:font-size="8pt" officeooo:rsid="00369424" officeooo:paragraph-rsid="007adb5d" style:font-size-asian="8pt" style:font-size-complex="8pt"/>
    </style:style>
    <style:style style:name="P94" style:family="paragraph" style:parent-style-name="Standard">
      <style:paragraph-properties fo:line-height="150%"/>
      <style:text-properties style:text-position="0% 100%" style:font-name="Liberation Serif" fo:font-size="8pt" officeooo:rsid="004b82ae" officeooo:paragraph-rsid="00668fe4" fo:background-color="transparent" style:font-size-asian="8pt" style:font-size-complex="8pt"/>
    </style:style>
    <style:style style:name="P95" style:family="paragraph" style:parent-style-name="Standard">
      <style:paragraph-properties fo:line-height="150%" fo:text-align="start" style:justify-single-word="false"/>
      <style:text-properties fo:font-size="8pt" officeooo:rsid="004b82ae" officeooo:paragraph-rsid="00668fe4" fo:background-color="transparent" style:font-size-asian="8pt" style:font-size-complex="8pt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6pt" officeooo:rsid="00199544" officeooo:paragraph-rsid="00668fe4" style:font-size-asian="5.25pt" style:font-size-complex="6p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6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7" style:family="text">
      <style:text-properties officeooo:rsid="008b8625"/>
    </style:style>
    <style:style style:name="T8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7637ce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2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3" style:family="text">
      <style:text-properties officeooo:rsid="001bd869"/>
    </style:style>
    <style:style style:name="T14" style:family="text">
      <style:text-properties officeooo:rsid="00687f71"/>
    </style:style>
    <style:style style:name="T15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19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20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1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22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3" style:family="text">
      <style:text-properties fo:font-size="10pt" officeooo:rsid="001bd869" style:font-size-asian="8.75pt" style:font-size-complex="10pt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9bb34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5db4ac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28" style:family="text">
      <style:text-properties fo:font-weight="bold" officeooo:rsid="003bc75f" style:font-weight-asian="bold" style:font-weight-complex="bold"/>
    </style:style>
    <style:style style:name="T29" style:family="text">
      <style:text-properties fo:font-weight="bold" officeooo:rsid="008b8625" style:font-size-asian="10pt" style:font-weight-asian="bold" style:font-weight-complex="bold"/>
    </style:style>
    <style:style style:name="T30" style:family="text">
      <style:text-properties style:font-name="Liberation Serif1" fo:font-weight="bold" officeooo:rsid="008b8625" style:font-weight-asian="bold" style:font-weight-complex="bold"/>
    </style:style>
    <style:style style:name="T31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2" style:family="text">
      <style:text-properties style:font-name="Liberation Serif1" fo:font-size="10pt" fo:font-weight="bold" officeooo:rsid="007adb5d" style:font-size-asian="8.75pt" style:font-weight-asian="bold" style:font-size-complex="10pt" style:font-weight-complex="bold"/>
    </style:style>
    <style:style style:name="T33" style:family="text">
      <style:text-properties style:font-name="Liberation Serif1" fo:font-size="10pt" fo:font-weight="bold" style:font-size-asian="8.75pt" style:font-weight-asian="bold" style:font-size-complex="10pt" style:font-weight-complex="bold"/>
    </style:style>
    <style:style style:name="T34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5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36" style:family="text">
      <style:text-properties style:font-name="Liberation Serif1" officeooo:rsid="00354b42"/>
    </style:style>
    <style:style style:name="T37" style:family="text">
      <style:text-properties officeooo:rsid="002c4f73"/>
    </style:style>
    <style:style style:name="T38" style:family="text">
      <style:text-properties style:text-position="super 58%"/>
    </style:style>
    <style:style style:name="T39" style:family="text">
      <style:text-properties style:text-position="0% 100%" officeooo:rsid="000a873c"/>
    </style:style>
    <style:style style:name="T40" style:family="text">
      <style:text-properties style:text-position="0% 100%"/>
    </style:style>
    <style:style style:name="T41" style:family="text">
      <style:text-properties style:text-position="0% 100%" officeooo:rsid="002c4f73"/>
    </style:style>
    <style:style style:name="T42" style:family="text">
      <style:text-properties fo:color="#000000" loext:opacity="100%" fo:font-size="8pt" style:font-size-asian="8pt" style:font-size-complex="8pt"/>
    </style:style>
    <style:style style:name="T43" style:family="text">
      <style:text-properties fo:color="#000000" loext:opacity="100%"/>
    </style:style>
    <style:style style:name="T44" style:family="text">
      <style:text-properties officeooo:rsid="000aeb6e"/>
    </style:style>
    <style:style style:name="T45" style:family="text">
      <style:text-properties style:font-name="Liberation Serif1" fo:font-size="8pt" officeooo:rsid="007637ce" style:font-size-asian="8pt" style:font-size-complex="8pt"/>
    </style:style>
    <style:style style:name="T46" style:family="text">
      <style:text-properties style:font-name="Liberation Serif1" fo:font-size="8pt" style:font-size-asian="8pt" style:font-size-complex="8pt"/>
    </style:style>
    <style:style style:name="T47" style:family="text">
      <style:text-properties officeooo:rsid="00987dda"/>
    </style:style>
    <style:style style:name="T48" style:family="text">
      <style:text-properties fo:font-variant="normal" fo:text-transform="none" fo:color="#000000" loext:opacity="100%" style:font-name="Liberation Serif1" fo:letter-spacing="normal" fo:font-style="normal" fo:font-weight="normal" officeooo:rsid="009187f2"/>
    </style:style>
    <style:style style:name="T49" style:family="text">
      <style:text-properties fo:font-variant="normal" fo:text-transform="none" fo:color="#000000" loext:opacity="100%" style:font-name="Liberation Serif1" fo:letter-spacing="normal" fo:font-style="normal" fo:font-weight="normal" officeooo:rsid="00a260ea"/>
    </style:style>
    <style:style style:name="T50" style:family="text">
      <style:text-properties fo:font-variant="normal" fo:text-transform="none" fo:color="#000000" loext:opacity="100%" style:font-name="Liberation Serif1" fo:letter-spacing="normal" fo:font-style="normal" fo:font-weight="normal"/>
    </style:style>
    <style:style style:name="T51" style:family="text">
      <style:text-properties officeooo:rsid="009187f2"/>
    </style:style>
    <style:style style:name="T52" style:family="text">
      <style:text-properties officeooo:rsid="00a260ea"/>
    </style:style>
    <style:style style:name="T53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55" style:family="text">
      <style:text-properties officeooo:rsid="00995fea"/>
    </style:style>
    <style:style style:name="T56" style:family="text">
      <style:text-properties style:font-name="Liberation Serif1" fo:font-size="8pt" officeooo:rsid="008cf68e" style:font-size-asian="8pt" style:font-size-complex="8pt"/>
    </style:style>
    <style:style style:name="T57" style:family="text">
      <style:text-properties style:font-name="Liberation Serif1" fo:font-size="8pt" officeooo:rsid="00995fea" style:font-size-asian="8pt" style:font-size-complex="8pt"/>
    </style:style>
    <style:style style:name="T58" style:family="text">
      <style:text-properties officeooo:rsid="008cf68e"/>
    </style:style>
    <style:style style:name="T59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60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61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62" style:family="text">
      <style:text-properties officeooo:rsid="0025eb9b"/>
    </style:style>
    <style:style style:name="T63" style:family="text">
      <style:text-properties officeooo:rsid="000b2db7"/>
    </style:style>
    <style:style style:name="T64" style:family="text">
      <style:text-properties style:text-position="sub 58%" officeooo:rsid="000b2db7"/>
    </style:style>
    <style:style style:name="T65" style:family="text">
      <style:text-properties style:text-position="0% 100%" officeooo:rsid="0025eb9b"/>
    </style:style>
    <style:style style:name="T66" style:family="text">
      <style:text-properties style:text-position="0% 100%" officeooo:rsid="000b2db7"/>
    </style:style>
    <style:style style:name="T67" style:family="text">
      <style:text-properties style:text-position="sub 58%"/>
    </style:style>
    <style:style style:name="T68" style:family="text">
      <style:text-properties fo:font-size="8pt" officeooo:rsid="0086bb75" style:font-size-asian="8pt" style:font-size-complex="8pt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font-size="8pt" officeooo:rsid="00995fea" style:font-size-asian="8pt" style:font-size-complex="8pt"/>
    </style:style>
    <style:style style:name="T71" style:family="text">
      <style:text-properties fo:font-size="8pt" officeooo:rsid="00428fd7" style:font-size-asian="8pt" style:font-size-complex="8pt"/>
    </style:style>
    <style:style style:name="T72" style:family="text">
      <style:text-properties fo:font-size="8pt" officeooo:rsid="002c4f73" style:font-size-asian="8pt" style:font-size-complex="8pt"/>
    </style:style>
    <style:style style:name="T73" style:family="text">
      <style:text-properties fo:font-size="8pt" officeooo:rsid="00428fd7" fo:background-color="transparent" loext:char-shading-value="0" style:font-size-asian="8pt" style:font-size-complex="8pt"/>
    </style:style>
    <style:style style:name="T74" style:family="text">
      <style:text-properties fo:font-size="8pt" officeooo:rsid="008ee9eb" fo:background-color="transparent" loext:char-shading-value="0" style:font-size-asian="8pt" style:font-size-complex="8pt"/>
    </style:style>
    <style:style style:name="T75" style:family="text">
      <style:text-properties fo:font-size="8pt" officeooo:rsid="0099738a" fo:background-color="transparent" loext:char-shading-value="0" style:font-size-asian="8pt" style:font-size-complex="8pt"/>
    </style:style>
    <style:style style:name="T76" style:family="text">
      <style:text-properties fo:font-size="8pt" officeooo:rsid="0055a9ca" fo:background-color="transparent" loext:char-shading-value="0" style:font-size-asian="8pt" style:font-size-complex="8pt"/>
    </style:style>
    <style:style style:name="T77" style:family="text">
      <style:text-properties style:text-position="0% 100%" officeooo:rsid="001a105c"/>
    </style:style>
    <style:style style:name="T78" style:family="text">
      <style:text-properties officeooo:rsid="004dcfba"/>
    </style:style>
    <style:style style:name="T79" style:family="text">
      <style:text-properties fo:font-weight="normal" officeooo:rsid="0047fd6f" style:font-weight-asian="normal" style:font-weight-complex="normal"/>
    </style:style>
    <style:style style:name="T80" style:family="text">
      <style:text-properties officeooo:rsid="00408212"/>
    </style:style>
    <style:style style:name="T81" style:family="text">
      <style:text-properties style:font-name="Liberation Serif"/>
    </style:style>
    <style:style style:name="T82" style:family="text">
      <style:text-properties style:font-name="Liberation Serif" fo:background-color="#ffffff" loext:char-shading-value="0"/>
    </style:style>
    <style:style style:name="T83" style:family="text">
      <style:text-properties style:font-name="Liberation Serif" fo:font-weight="bold" officeooo:rsid="00408212" fo:background-color="#ffffff" loext:char-shading-value="0" style:font-weight-asian="bold" style:font-weight-complex="bold"/>
    </style:style>
    <style:style style:name="T84" style:family="text">
      <style:text-properties style:font-name="Liberation Serif" officeooo:rsid="00440b42" fo:background-color="#ffffff" loext:char-shading-value="0"/>
    </style:style>
    <style:style style:name="T85" style:family="text">
      <style:text-properties style:text-position="0% 100%" style:font-name="Liberation Serif"/>
    </style:style>
    <style:style style:name="T86" style:family="text">
      <style:text-properties style:text-position="0% 100%" style:font-name="Liberation Serif" fo:font-weight="bold" officeooo:rsid="00408212" fo:background-color="#ffffff" loext:char-shading-value="0" style:font-weight-asian="bold" style:font-weight-complex="bold"/>
    </style:style>
    <style:style style:name="T87" style:family="text">
      <style:text-properties style:text-position="0% 100%" style:font-name="Liberation Serif" fo:background-color="#ffffff" loext:char-shading-value="0"/>
    </style:style>
    <style:style style:name="T88" style:family="text">
      <style:text-properties style:text-position="0% 100%" style:font-name="Liberation Serif" fo:font-size="9pt" fo:background-color="#ffffff" loext:char-shading-value="0" style:font-size-asian="9pt" style:font-size-complex="9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Remarks:</text:span><text:span text:style-name="T3"> <text:s text:c="2"/></text:span><text:span text:style-name="T4"><text:s/></text:span></text:p>
            <text:p text:style-name="P5">-</text:p>
            <text:p text:style-name="P5">-</text:p>
            <text:p text:style-name="P5">-</text:p>
            <text:p text:style-name="P5">- </text:p>
            <text:p text:style-name="P6">-</text:p>
            <text:p text:style-name="P7">Alternative Types:</text:p>
            <text:p text:style-name="P8">-</text:p>
            <text:p text:style-name="P8">-</text:p>
            <text:p text:style-name="P8">-</text:p>
            <text:p text:style-name="P9">-</text:p>
            <text:p text:style-name="P4"><text:span text:style-name="T5">51. <text:s text:c="2"/></text:span><text:span text:style-name="T6">Esemptions:</text:span><text:span text:style-name="T4"> <text:s text:c="5"/></text:span></text:p>
            <text:p text:style-name="P10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CdS-<text:span text:style-name="T7">****</text:span>/0<text:span text:style-name="T7">*</text:span></text:p>
          </table:table-cell>
          <table:table-cell table:style-name="Tabella1.B1" office:value-type="string">
            <text:p text:style-name="P13"><text:span text:style-name="T8"><text:s text:c="2"/></text:span><text:span text:style-name="T9">CdS</text:span><text:span text:style-name="T10"> – DATA SHEET </text:span></text:p>
            <text:p text:style-name="P14"><text:span text:style-name="T11"><text:s text:c="3"/></text:span><text:span text:style-name="T12">for <text:s/>complete vehicle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5"/>
                  <text:p text:style-name="P16"/>
                  <text:p text:style-name="P17">0.1. <text:s text:c="2"/>Make:</text:p>
                  <text:p text:style-name="P18"/>
                  <text:p text:style-name="P17">0.2. <text:s text:c="2"/>Type:</text:p>
                  <text:p text:style-name="P18"/>
                  <text:p text:style-name="P17"><text:s text:c="9"/>Variant:</text:p>
                  <text:p text:style-name="P18"/>
                  <text:p text:style-name="P17"><text:s text:c="9"/>Version:</text:p>
                  <text:p text:style-name="P17"/>
                  <text:p text:style-name="P17">0.2.1. Commercial name (s):</text:p>
                  <text:p text:style-name="P18"/>
                  <text:p text:style-name="P17">0.4. <text:s text:c="3"/>Category:</text:p>
                  <text:p text:style-name="P18"/>
                  <text:p text:style-name="P19">0.5. <text:s text:c="3"/>Name and address of <text:s/>manufacturer</text:p>
                  <text:p text:style-name="P17"><text:s text:c="10"/>of the <text:span text:style-name="T13">base vehicle:</text:span></text:p>
                  <text:p text:style-name="P17"/>
                  <text:p text:style-name="P20">0.6. <text:s text:c="2"/><text:span text:style-name="T14">Manufacturer address</text:span>:</text:p>
                </table:table-cell>
                <table:table-cell table:style-name="Tabella2.A1" office:value-type="string">
                  <text:p text:style-name="P21"/>
                  <text:p text:style-name="P21"/>
                  <text:p text:style-name="P22">COMPLETE</text:p>
                  <text:p text:style-name="P23"/>
                  <text:p text:style-name="P22">COMPLETE</text:p>
                  <text:p text:style-name="P24"/>
                  <text:p text:style-name="P22">COMPLETE</text:p>
                  <text:p text:style-name="P24"/>
                  <text:p text:style-name="P22">COMPLETE</text:p>
                  <text:p text:style-name="P25"/>
                  <text:p text:style-name="P22">COMPLETE</text:p>
                  <text:p text:style-name="P24"/>
                  <text:p text:style-name="P22">COMPLETE</text:p>
                  <text:p text:style-name="P24"/>
                  <text:p text:style-name="P26"><text:span text:style-name="T15">COMPLETE</text:span><text:span text:style-name="T16"> </text:span></text:p>
                </table:table-cell>
              </table:table-row>
            </table:table>
            <text:p text:style-name="P27"><text:span text:style-name="T17"><text:s text:c="2"/></text:span><text:span text:style-name="T18"><text:s text:c="10"/></text:span><text:span text:style-name="T19"><text:s text:c="7"/></text:span><text:span text:style-name="T20">COMPLETE</text:span><text:span text:style-name="T21"><text:line-break/></text:span><text:span text:style-name="T22"> <text:s text:c="17"/></text:span><text:span text:style-name="T20">COMPLETE</text:span></text:p>
            <text:p text:style-name="P28"><text:s text:c="18"/>COMPLETE</text:p>
            <text:p text:style-name="P29"/>
            <text:p text:style-name="P30"><text:span text:style-name="T23"><text:s text:c="3"/>Vehicle identification number: </text:span><text:span text:style-name="T20">COMPLETE</text:span><text:span text:style-name="T24"> </text:span><text:span text:style-name="T25"><text:s/></text:span><text:span text:style-name="T24"><text:s text:c="5"/></text:span><text:span text:style-name="T26"><text:s/></text:span><text:span text:style-name="T24"><text:s text:c="2"/></text:span><text:span text:style-name="T27"><text:s/></text:span><text:span text:style-name="T24"><text:s/></text:span><text:span text:style-name="T27"><text:s/></text:span><text:span text:style-name="T28"><text:s/></text:span></text:p>
            <text:p text:style-name="P31"><text:s text:c="3"/>Location of the Vehicle Identification Number: <text:span text:style-name="T29"><text:s/></text:span><text:span text:style-name="T30">COMPLETE</text:span></text:p>
            <text:p text:style-name="P32"/>
            <text:p text:style-name="P33"><text:span text:style-name="T31"><text:s text:c="3"/>with the implication </text:span><text:span text:style-name="T20">COMPLETE</text:span><text:span text:style-name="T32"> </text:span><text:span text:style-name="T33"><text:s/></text:span><text:span text:style-name="T31">on </text:span><text:span text:style-name="T20">COMPLETE</text:span></text:p>
            <text:p text:style-name="P34"><text:s text:c="3"/>type described in all respects.</text:p>
            <text:p text:style-name="P34"/>
            <text:p text:style-name="P35"><text:s/></text:p>
            <text:p text:style-name="P34"/>
            <text:p text:style-name="P36"><text:span text:style-name="T34"><text:s text:c="28"/></text:span><text:span text:style-name="T35"><text:s text:c="82"/></text:span><text:span text:style-name="T34"><text:s/>Date: </text:span><text:span text:style-name="T20">COMPLETE</text:span></text:p>
            <text:p text:style-name="P34"><draw:frame draw:style-name="fr1" draw:name="Marco2" text:anchor-type="paragraph" svg:x="0.88cm" svg:y="0.307cm" svg:width="3.752cm" draw:z-index="0"><draw:text-box fo:min-height="3.482cm"><text:p text:style-name="Frame_20_contents"/></draw:text-box></draw:frame></text:p>
            <text:p text:style-name="P34"/>
            <text:p text:style-name="P37"/>
          </table:table-cell>
        </table:table-row>
      </table:table>
      <text:p text:style-name="P38"><text:s text:c="227"/>The data on this document is obtained from a database search. The information may differ from the state of vehicle. <text:s text:c="29"/></text:p>
      <text:p text:style-name="P39"><text:s text:c="227"/>No physical inspection of the vehicle was performed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0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1">1. <text:s text:c="3"/>Number of axles / wheels:</text:p>
                  <text:p text:style-name="P41"/>
                  <text:p text:style-name="P41">2. <text:s text:c="3"/>Powered axles:</text:p>
                  <text:p text:style-name="P41"/>
                  <text:p text:style-name="P41">3. <text:s text:c="3"/>Wheelbase :(mm)</text:p>
                  <text:p text:style-name="P41"/>
                  <text:p text:style-name="P41">5. <text:s text:c="3"/>Axle(s) track – 1/ 2: (mm)</text:p>
                  <text:p text:style-name="P41"/>
                  <text:p text:style-name="P41">6.1. <text:s/>Length:(mm)</text:p>
                  <text:p text:style-name="P41"/>
                  <text:p text:style-name="P41">7.1. <text:s/>Width:(mm)</text:p>
                  <text:p text:style-name="P41"/>
                  <text:p text:style-name="P41">8. <text:s text:c="4"/>Height:(mm)</text:p>
                  <text:p text:style-name="P41"/>
                  <text:p text:style-name="P41">11. <text:s text:c="2"/>Rear overhang:(mm)</text:p>
                  <text:p text:style-name="P41"/>
                  <text:p text:style-name="P41">12.1. Mass of the vehicle with bodywork in running order:(kg)</text:p>
                  <text:p text:style-name="P41"/>
                  <text:p text:style-name="P41">14.1. Technically permissable maximum laden mass:(kg)</text:p>
                  <text:p text:style-name="P41"/>
                  <text:p text:style-name="P41">14.2. Distribution of this mass among the axles – 1 / 2:(kg)</text:p>
                  <text:p text:style-name="P41"/>
                  <text:p text:style-name="P41">14.3. Technically perm. max mass on each axle – 1 / 2:(kg)</text:p>
                  <text:p text:style-name="P41"/>
                  <text:p text:style-name="P41">16. <text:s text:c="3"/>Maximum permissible roof load:(kg)</text:p>
                  <text:p text:style-name="P41"/>
                  <text:p text:style-name="P41">17. <text:s text:c="3"/>Maximum mass of trailer – braked / unbraked:(kg)</text:p>
                  <text:p text:style-name="P41"/>
                  <text:p text:style-name="P41">18. <text:s text:c="3"/>Maximum mass of combination:(kg)</text:p>
                  <text:p text:style-name="P41"/>
                  <text:p text:style-name="P41">19.1. Maximum vertical load at the coupling point for a trailer:(kg)</text:p>
                  <text:p text:style-name="P41"/>
                  <text:p text:style-name="P41">20. <text:s text:c="3"/>Engine manufacturer:</text:p>
                  <text:p text:style-name="P41"/>
                  <text:p text:style-name="P41">21. <text:s text:c="3"/>Engine code as marked on the engine:</text:p>
                  <text:p text:style-name="P41"/>
                  <text:p text:style-name="P41">22. <text:s text:c="3"/>Working principle:</text:p>
                  <text:p text:style-name="P41"/>
                  <text:p text:style-name="P41">22.1. Direct injection:</text:p>
                  <text:p text:style-name="P41"/>
                  <text:p text:style-name="P42">23. <text:s text:c="3"/>Pure electric:</text:p>
                  <text:p text:style-name="P42"/>
                  <text:p text:style-name="P42">23.1 <text:s/>Hybrid <text:span text:style-name="T36">[electric] vehicle:</text:span></text:p>
                  <text:p text:style-name="P41"/>
                  <text:p text:style-name="P41">2<text:span text:style-name="T37">4</text:span>. <text:s text:c="3"/>Number and arrangement of cylinders:</text:p>
                  <text:p text:style-name="P41"/>
                  <text:p text:style-name="P41">2<text:span text:style-name="T37">5</text:span>. <text:s text:c="3"/>Capacity:( cm<text:span text:style-name="T38">3</text:span><text:span text:style-name="T39">)</text:span></text:p>
                  <text:p text:style-name="P43"/>
                  <text:p text:style-name="P43">2<text:span text:style-name="T37">6</text:span>. <text:s text:c="3"/>Fuel:</text:p>
                  <text:p text:style-name="P43"/>
                  <text:p text:style-name="P44"><text:span text:style-name="T40">2</text:span><text:span text:style-name="T41">7</text:span><text:span text:style-name="T40">. <text:s text:c="3"/>Maximum net power:( kW/min </text:span><text:span text:style-name="T38">-1</text:span><text:span text:style-name="T40">)</text:span></text:p>
                  <text:p text:style-name="P43"/>
                  <text:p text:style-name="P43">2<text:span text:style-name="T37">8</text:span>. <text:s text:c="3"/>Clutch (type):</text:p>
                  <text:p text:style-name="P43"/>
                  <text:p text:style-name="P43">2<text:span text:style-name="T37">9</text:span>. <text:s text:c="3"/>Gearbox (type):</text:p>
                  <text:p text:style-name="P43"/>
                  <text:p text:style-name="P43">29.<text:span text:style-name="T37">1.</text:span> Gear:</text:p>
                  <text:p text:style-name="P43"/>
                  <text:p text:style-name="P45"/>
                </table:table-cell>
                <table:table-cell table:style-name="Tabella4.A1" office:value-type="string">
                  <text:p text:style-name="P46" loext:marker-style-name="T42"><text:span text:style-name="T43">{{B1}}</text:span></text:p>
                  <text:p text:style-name="P47"/>
                  <text:p text:style-name="P48">{{B2}}</text:p>
                  <text:p text:style-name="P49" loext:marker-style-name="T42"/>
                  <text:p text:style-name="P50" loext:marker-style-name="T42"><text:span text:style-name="T43">{{B3}} <text:s text:c="11"/></text:span></text:p>
                  <text:p text:style-name="P49" loext:marker-style-name="T42"/>
                  <text:p text:style-name="P50" loext:marker-style-name="T42"><text:span text:style-name="T43">{{B4}}</text:span></text:p>
                  <text:p text:style-name="P49" loext:marker-style-name="T42"/>
                  <text:p text:style-name="P50" loext:marker-style-name="T42"><text:span text:style-name="T43">{{B5}}</text:span></text:p>
                  <text:p text:style-name="P49" loext:marker-style-name="T42"/>
                  <text:p text:style-name="P50" loext:marker-style-name="T42"><text:span text:style-name="T43">{{B6}}</text:span></text:p>
                  <text:p text:style-name="P49" loext:marker-style-name="T42"/>
                  <text:p text:style-name="P50" loext:marker-style-name="T42"><text:span text:style-name="T43">{{B7}}</text:span></text:p>
                  <text:p text:style-name="P49" loext:marker-style-name="T42"/>
                  <text:p text:style-name="P50" loext:marker-style-name="T42"><text:span text:style-name="T43">{{B8}}</text:span></text:p>
                  <text:p text:style-name="P49" loext:marker-style-name="T42"/>
                  <text:p text:style-name="P50" loext:marker-style-name="T42"><text:span text:style-name="T43">{{B9}}</text:span></text:p>
                  <text:p text:style-name="P49" loext:marker-style-name="T42"/>
                  <text:p text:style-name="P50" loext:marker-style-name="T42"><text:span text:style-name="T43">{{B10}}</text:span></text:p>
                  <text:p text:style-name="P49" loext:marker-style-name="T42"/>
                  <text:p text:style-name="P50" loext:marker-style-name="T42"><text:span text:style-name="T43">{{B11}}</text:span></text:p>
                  <text:p text:style-name="P49" loext:marker-style-name="T42"/>
                  <text:p text:style-name="P50" loext:marker-style-name="T42"><text:span text:style-name="T43">{{B12}}</text:span></text:p>
                  <text:p text:style-name="P49" loext:marker-style-name="T42"/>
                  <text:p text:style-name="P50" loext:marker-style-name="T42"><text:span text:style-name="T43">{{B13}}</text:span></text:p>
                  <text:p text:style-name="P49" loext:marker-style-name="T42"/>
                  <text:p text:style-name="P50" loext:marker-style-name="T42"><text:span text:style-name="T43">{{B14}}</text:span></text:p>
                  <text:p text:style-name="P49" loext:marker-style-name="T42"/>
                  <text:p text:style-name="P50" loext:marker-style-name="T42"><text:span text:style-name="T43">{{B15}}</text:span></text:p>
                  <text:p text:style-name="P49" loext:marker-style-name="T42"/>
                  <text:p text:style-name="P50" loext:marker-style-name="T42"><text:span text:style-name="T43">{{B16}}</text:span></text:p>
                  <text:p text:style-name="P49" loext:marker-style-name="T42"/>
                  <text:p text:style-name="P50" loext:marker-style-name="T42"><text:span text:style-name="T43">{{B17}}</text:span></text:p>
                  <text:p text:style-name="P49" loext:marker-style-name="T42"/>
                  <text:p text:style-name="P50" loext:marker-style-name="T42"><text:span text:style-name="T43">{{B18}}</text:span></text:p>
                  <text:p text:style-name="P49" loext:marker-style-name="T42"/>
                  <text:p text:style-name="P51" loext:marker-style-name="T42"><text:span text:style-name="T43">{{B19}}</text:span></text:p>
                  <text:p text:style-name="P49" loext:marker-style-name="T42"/>
                  <text:p text:style-name="P51" loext:marker-style-name="T42"><text:span text:style-name="T43">{{B20}}</text:span></text:p>
                  <text:p text:style-name="P49" loext:marker-style-name="T42"/>
                  <text:p text:style-name="P51" loext:marker-style-name="T42"><text:span text:style-name="T43">{{B21}}</text:span></text:p>
                  <text:p text:style-name="P49" loext:marker-style-name="T42"/>
                  <text:p text:style-name="P51" loext:marker-style-name="T42"><text:span text:style-name="T43">{{B22}}</text:span></text:p>
                  <text:p text:style-name="P49" loext:marker-style-name="T42"/>
                  <text:p text:style-name="P50" loext:marker-style-name="T42"><text:span text:style-name="T43">{{B23}}</text:span></text:p>
                  <text:p text:style-name="P49" loext:marker-style-name="T42"/>
                  <text:p text:style-name="P50" loext:marker-style-name="T42"><text:span text:style-name="T43">{{B24}}</text:span></text:p>
                  <text:p text:style-name="P49" loext:marker-style-name="T42"/>
                  <text:p text:style-name="P50" loext:marker-style-name="T42"><text:span text:style-name="T43">{{B25}}</text:span></text:p>
                  <text:p text:style-name="P49" loext:marker-style-name="T42"/>
                  <text:p text:style-name="P50" loext:marker-style-name="T42"><text:span text:style-name="T43">{{B26}}</text:span></text:p>
                  <text:p text:style-name="P49" loext:marker-style-name="T42"/>
                  <text:p text:style-name="P50" loext:marker-style-name="T42"><text:span text:style-name="T43">{{B27}}</text:span></text:p>
                  <text:p text:style-name="P49" loext:marker-style-name="T42"/>
                  <text:p text:style-name="P50" loext:marker-style-name="T42"><text:span text:style-name="T43">{{B28}}</text:span></text:p>
                  <text:p text:style-name="P49" loext:marker-style-name="T42"/>
                  <text:p text:style-name="P50" loext:marker-style-name="T42"><text:span text:style-name="T43">{{B29}}</text:span></text:p>
                  <text:p text:style-name="P47"/>
                </table:table-cell>
              </table:table-row>
            </table:table>
            <text:p text:style-name="P52"/>
          </table:table-cell>
          <table:table-cell table:style-name="Tabella3.B1" office:value-type="string">
            <text:p text:style-name="P53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4">30. <text:s text:c="2"/>Final drive ratio:</text:p>
                  <text:p text:style-name="P54"/>
                  <text:p text:style-name="P54">32. <text:s/>Tyres and wheels:</text:p>
                  <text:p text:style-name="P54"><text:s text:c="13"/><text:span text:style-name="T44">Tyres on wheels 1:</text:span></text:p>
                  <text:p text:style-name="P54"><text:s text:c="13"/><text:span text:style-name="T44">Tyres on wheels 2:</text:span></text:p>
                  <text:p text:style-name="P54"/>
                  <text:p text:style-name="P55">34. <text:s text:c="2"/>Steering, method of assistance:</text:p>
                  <text:p text:style-name="P55"/>
                  <text:p text:style-name="P55">35. <text:s text:c="2"/>Brief description of the braking system:</text:p>
                  <text:p text:style-name="P55"/>
                  <text:p text:style-name="P55"/>
                  <text:p text:style-name="P55"/>
                  <text:p text:style-name="P55">37. <text:s text:c="2"/>Type of body:</text:p>
                  <text:p text:style-name="P55"/>
                  <text:p text:style-name="P55">38. <text:s text:c="2"/>Colour of vehicle:</text:p>
                  <text:p text:style-name="P55"/>
                  <text:p text:style-name="P55">41. <text:s text:c="2"/>Number and configuration of doors:</text:p>
                  <text:p text:style-name="P55"/>
                  <text:p text:style-name="P55">42.1. Number and position of seats:</text:p>
                  <text:p text:style-name="P55"/>
                  <text:p text:style-name="P55">43.1. EC type approval mark of couplind device</text:p>
                  <text:p text:style-name="P55"><text:s text:c="9"/>if fitted:</text:p>
                  <text:p text:style-name="P55"/>
                  <text:p text:style-name="P55">44. <text:s text:c="3"/>Maximum speed:(km/h)</text:p>
                  <text:p text:style-name="P55"/>
                  <text:p text:style-name="P55">45. <text:s text:c="3"/>Sound level:</text:p>
                  <text:p text:style-name="P55"><text:s text:c="9"/>Stationary (dB(A)) at engine speed (min<text:span text:style-name="T38">-1</text:span><text:span text:style-name="T40">) <text:s text:c="5"/></text:span></text:p>
                  <text:p text:style-name="P56"><text:s text:c="10"/>Drive-by (dB(A)):</text:p>
                  <text:p text:style-name="P56"/>
                  <text:p text:style-name="P56">46. <text:s text:c="3"/>Emissions standard:</text:p>
                  <text:p text:style-name="P56">46.1. Exhaust emission:</text:p>
                </table:table-cell>
                <table:table-cell office:value-type="string">
                  <text:p text:style-name="Table_20_Contents"><text:span text:style-name="T45">{</text:span><text:span text:style-name="T46">{B30}}</text:span></text:p>
                  <text:p text:style-name="P57"/>
                  <text:p text:style-name="P58"/>
                  <text:p text:style-name="P59">COMPLETE</text:p>
                  <text:p text:style-name="P60"><text:span text:style-name="T47">COMPLETE</text:span> <text:s text:c="2"/></text:p>
                  <text:p text:style-name="P61"/>
                  <text:p text:style-name="P62"><text:span text:style-name="T48">{{B</text:span><text:span text:style-name="T49">59</text:span><text:span text:style-name="T48">}}</text:span><text:span text:style-name="T50"> </text:span></text:p>
                  <text:p text:style-name="P63"/>
                  <text:p text:style-name="P62"><text:span text:style-name="T51">{{B</text:span><text:span text:style-name="T52">60</text:span><text:span text:style-name="T51">}}</text:span></text:p>
                  <text:p text:style-name="P62"><text:span text:style-name="T51">{{B</text:span><text:span text:style-name="T52">61</text:span><text:span text:style-name="T51">}}</text:span></text:p>
                  <text:p text:style-name="P58">ABS</text:p>
                  <text:p text:style-name="P58"/>
                  <text:p text:style-name="P64"><text:span text:style-name="T53">{{B</text:span><text:span text:style-name="T54">62</text:span><text:span text:style-name="T53">}}</text:span> </text:p>
                  <text:p text:style-name="P65"/>
                  <text:p text:style-name="P66">COMPLETE</text:p>
                  <text:p text:style-name="P67"/>
                  <text:p text:style-name="P64"><text:span text:style-name="T51">{{B</text:span><text:span text:style-name="T52">63</text:span><text:span text:style-name="T51">}}</text:span></text:p>
                  <text:p text:style-name="P65"/>
                  <text:p text:style-name="P64"><text:span text:style-name="T51">{{B</text:span><text:span text:style-name="T52">64</text:span><text:span text:style-name="T51">}}</text:span></text:p>
                  <text:p text:style-name="P68"/>
                  <text:p text:style-name="P69">{{B3<text:span text:style-name="T55">1</text:span>}}</text:p>
                  <text:p text:style-name="P58"/>
                  <text:p text:style-name="P58"/>
                  <text:p text:style-name="P69">{{B3<text:span text:style-name="T55">2</text:span>}}</text:p>
                  <text:p text:style-name="P58"/>
                  <text:p text:style-name="P58"/>
                  <text:p text:style-name="P70"><text:span text:style-name="T56">{{B3</text:span><text:span text:style-name="T57">3</text:span><text:span text:style-name="T56">}} </text:span></text:p>
                  <text:p text:style-name="P69">{{B34}}</text:p>
                  <text:p text:style-name="P71"/>
                  <text:p text:style-name="P72"><text:span text:style-name="T58">{{B3</text:span><text:span text:style-name="T55">5</text:span><text:span text:style-name="T58">}}</text:span></text:p>
                  <text:p text:style-name="P73"><text:span text:style-name="T59">{</text:span><text:span text:style-name="T60">{B3</text:span><text:span text:style-name="T61">6</text:span><text:span text:style-name="T60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74">CO <text:span text:style-name="T62">(</text:span>g/km<text:span text:style-name="T62">)</text:span>:</text:p>
                  <text:p text:style-name="P74">HC <text:span text:style-name="T62">(</text:span>g/km<text:span text:style-name="T62">)</text:span>:</text:p>
                  <text:p text:style-name="P75"><text:span text:style-name="T63">NO</text:span><text:span text:style-name="T64">X </text:span><text:span text:style-name="T65">(</text:span><text:span text:style-name="T66">g/km</text:span><text:span text:style-name="T65">):</text:span></text:p>
                  <text:p text:style-name="P76">HC+NO<text:span text:style-name="T67">X </text:span><text:span text:style-name="T62">(</text:span>g/km<text:span text:style-name="T62">)</text:span>:</text:p>
                  <text:p text:style-name="P76">k – value <text:span text:style-name="T62">(</text:span>g/km<text:span text:style-name="T62">)</text:span>:</text:p>
                  <text:p text:style-name="P76">Particulates <text:span text:style-name="T62">(</text:span>g/km<text:span text:style-name="T62">):</text:span></text:p>
                </table:table-cell>
                <table:table-cell table:style-name="Tabella6.A1" office:value-type="string">
                  <text:p text:style-name="P77"><text:span text:style-name="T68">{</text:span><text:span text:style-name="T69">{B</text:span><text:span text:style-name="T70">37</text:span><text:span text:style-name="T69">}}</text:span></text:p>
                  <text:p text:style-name="P78">{{B<text:span text:style-name="T55">38</text:span>}}</text:p>
                  <text:p text:style-name="P77"><text:span text:style-name="T69">{</text:span><text:span text:style-name="T68">{</text:span><text:span text:style-name="T69">B</text:span><text:span text:style-name="T70">39</text:span><text:span text:style-name="T69">}}</text:span></text:p>
                  <text:p text:style-name="P77"><text:span text:style-name="T68">{</text:span><text:span text:style-name="T69">{B</text:span><text:span text:style-name="T70">40</text:span><text:span text:style-name="T69">}}</text:span></text:p>
                  <text:p text:style-name="P74">- - - -</text:p>
                  <text:p text:style-name="P78">{{B4<text:span text:style-name="T55">1</text:span>}}</text:p>
                </table:table-cell>
                <table:table-cell table:style-name="Tabella6.A1" office:value-type="string"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</table:table-cell>
                <table:table-cell table:style-name="Tabella6.A1" office:value-type="string"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</table:table-cell>
              </table:table-row>
            </table:table>
            <text:p text:style-name="P79"><text:span text:style-name="T71">4</text:span><text:span text:style-name="T72">6</text:span><text:span text:style-name="T71">.</text:span><text:span text:style-name="T72">2</text:span><text:span text:style-name="T71"> <text:s text:c="3"/>Smoke (corrected value of the absorption coefficient) <text:s text:c="56"/></text:span><text:span text:style-name="T73"><text:s text:c="14"/></text:span><text:span text:style-name="T74">{{B4</text:span><text:span text:style-name="T75">2</text:span><text:span text:style-name="T74">}}</text:span><text:span text:style-name="T76"> </text:span><text:span text:style-name="T73"><text:s/>m-1</text:span></text:p>
            <text:p text:style-name="P80">4<text:span text:style-name="T37">7</text:span>. CO<text:span text:style-name="T67">2</text:span><text:span text:style-name="T40"> emissions/fuel consumption</text:span><text:span text:style-name="T77"> </text:span><text:span text:style-name="T41">NEDC values</text:span><text:span text:style-name="T40">: <text:s text:c="15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80"/>
                  <text:p text:style-name="P80">urban conditions:</text:p>
                  <text:p text:style-name="P80">extra-urban conditions:</text:p>
                  <text:p text:style-name="P81">combined:</text:p>
                </table:table-cell>
                <table:table-cell table:style-name="Tabella7.A1" office:value-type="string">
                  <text:p text:style-name="P82">CO<text:span text:style-name="T67">2</text:span><text:span text:style-name="T40">(g/km)</text:span></text:p>
                  <text:p text:style-name="P83">{{B4<text:span text:style-name="T55">3</text:span>}}</text:p>
                  <text:p text:style-name="P83">{{B4<text:span text:style-name="T55">4</text:span>}}</text:p>
                  <text:p text:style-name="P83">{{B4<text:span text:style-name="T55">5</text:span>}}</text:p>
                </table:table-cell>
                <table:table-cell table:style-name="Tabella7.A1" office:value-type="string">
                  <text:p text:style-name="P82">Fuel consumption (l/100km)</text:p>
                  <text:p text:style-name="P84">{{B<text:span text:style-name="T55">46</text:span>}}</text:p>
                  <text:p text:style-name="P84">{{B<text:span text:style-name="T55">47</text:span>}}</text:p>
                  <text:p text:style-name="P84">{{B4<text:span text:style-name="T55">8</text:span>}}</text:p>
                </table:table-cell>
              </table:table-row>
            </table:table>
            <text:p text:style-name="P85"/>
            <text:p text:style-name="P86"><text:span text:style-name="T63">47.1. CO</text:span><text:span text:style-name="T64">2</text:span><text:span text:style-name="T63"> emissions/fuel consumption WLTP values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7"/>
                  <text:p text:style-name="P87">Low:</text:p>
                  <text:p text:style-name="P88"><text:span text:style-name="T78">M</text:span>edium</text:p>
                  <text:p text:style-name="P89"><text:span text:style-name="T79">High</text:span>:</text:p>
                  <text:p text:style-name="P88"><text:span text:style-name="T78">M</text:span>aximum value</text:p>
                  <text:p text:style-name="P88"><text:span text:style-name="T78">C</text:span>ombined</text:p>
                  <text:p text:style-name="P90">Weighted combined</text:p>
                </table:table-cell>
                <table:table-cell table:style-name="Tabella8.A1" office:value-type="string">
                  <text:p text:style-name="P82">CO<text:span text:style-name="T67">2</text:span><text:span text:style-name="T40">(g/km)</text:span></text:p>
                  <text:p text:style-name="P91">{{B<text:span text:style-name="T55">49</text:span>}}</text:p>
                  <text:p text:style-name="P91">{{B5<text:span text:style-name="T55">0</text:span>}}</text:p>
                  <text:p text:style-name="P91">{{B5<text:span text:style-name="T55">1</text:span>}}</text:p>
                  <text:p text:style-name="P91">{{B5<text:span text:style-name="T55">2</text:span>}}</text:p>
                  <text:p text:style-name="P91">{{B5<text:span text:style-name="T55">3</text:span>}}</text:p>
                  <text:p text:style-name="P92">-</text:p>
                </table:table-cell>
                <table:table-cell table:style-name="Tabella8.A1" office:value-type="string">
                  <text:p text:style-name="P82">Fuel consumption (l/100km)</text:p>
                  <text:p text:style-name="P91">{{B5<text:span text:style-name="T55">4</text:span>}}</text:p>
                  <text:p text:style-name="P91">{{B5<text:span text:style-name="T55">5</text:span>}}</text:p>
                  <text:p text:style-name="P91">{{B<text:span text:style-name="T55">56</text:span>}}</text:p>
                  <text:p text:style-name="P91">{{B<text:span text:style-name="T55">57</text:span>}}</text:p>
                  <text:p text:style-name="P91">{{B5<text:span text:style-name="T55">8</text:span>}}</text:p>
                  <text:p text:style-name="P93">-</text:p>
                </table:table-cell>
              </table:table-row>
            </table:table>
            <text:p text:style-name="P94"><text:span text:style-name="T80">47.2</text:span>. Pure electric vehicles and externally rechargeable Hybrid electric vehicles:</text:p>
            <text:p text:style-name="P95"><text:span text:style-name="T81">Power consumption weighted/combined <text:s/></text:span><text:span text:style-name="T82"><text:s/></text:span><text:span text:style-name="T83"><text:s text:c="4"/>- </text:span><text:span text:style-name="T84"><text:s text:c="2"/></text:span><text:span text:style-name="T82">Wh/km<text:line-break/></text:span><text:span text:style-name="T85"> Electrical range <text:s text:c="43"/></text:span><text:span text:style-name="T86"><text:s/>- </text:span><text:span text:style-name="T87"><text:s text:c="3"/>km</text:span><text:span text:style-name="T88"> <text:s/></text:span>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/>
      <style:text-properties style:use-window-font-color="true" loext:opacity="0%" style:font-name="Liberation Serif1" fo:font-family="'Liberation Serif'" style:font-family-generic="roman" style:font-pitch="variable" fo:font-size="12pt" fo:language="hi" fo:country="IN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4-24T20:00:15.088562500</dc:date>
    <meta:editing-duration>PT19H56M33S</meta:editing-duration>
    <meta:editing-cycles>24</meta:editing-cycles>
    <meta:generator>LibreOffice/25.2.2.2$Windows_X86_64 LibreOffice_project/7370d4be9e3cf6031a51beef54ff3bda878e3fac</meta:generator>
    <meta:print-date>2019-11-04T09:43:33.960000000</meta:print-date>
    <meta:document-statistic meta:table-count="8" meta:image-count="0" meta:object-count="0" meta:page-count="2" meta:paragraph-count="196" meta:word-count="526" meta:character-count="4242" meta:non-whitespace-character-count="2835"/>
  </office:meta>
</office:document-meta>
</file>